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6.05895833333333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3.8364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5.76791666666667cm"/>
    </style:style>
    <style:style style:name="co13" style:family="table-column">
      <style:table-column-properties fo:break-before="auto" style:column-width="3.148541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5.55625cm"/>
    </style:style>
    <style:style style:name="co16" style:family="table-column">
      <style:table-column-properties fo:break-before="auto" style:column-width="5.82083333333333cm"/>
    </style:style>
    <style:style style:name="co17" style:family="table-column">
      <style:table-column-properties fo:break-before="auto" style:column-width="5.21229166666667cm"/>
    </style:style>
    <style:style style:name="co18" style:family="table-column">
      <style:table-column-properties fo:break-before="auto" style:column-width="4.63020833333333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3.65125cm"/>
    </style:style>
    <style:style style:name="co21" style:family="table-column">
      <style:table-column-properties fo:break-before="auto" style:column-width="3.62479166666667cm"/>
    </style:style>
    <style:style style:name="co22" style:family="table-column">
      <style:table-column-properties fo:break-before="auto" style:column-width="3.54541666666667cm"/>
    </style:style>
    <style:style style:name="co23" style:family="table-column">
      <style:table-column-properties fo:break-before="auto" style:column-width="2.936875cm"/>
    </style:style>
    <style:style style:name="co24" style:family="table-column">
      <style:table-column-properties fo:break-before="auto" style:column-width="6.0325cm"/>
    </style:style>
    <style:style style:name="co25" style:family="table-column">
      <style:table-column-properties fo:break-before="auto" style:column-width="2.91041666666667cm"/>
    </style:style>
    <style:style style:name="co26" style:family="table-column">
      <style:table-column-properties fo:break-before="auto" style:column-width="2.778125cm"/>
    </style:style>
    <style:style style:name="co27" style:family="table-column">
      <style:table-column-properties fo:break-before="auto" style:column-width="5.42395833333333cm"/>
    </style:style>
    <style:style style:name="co28" style:family="table-column">
      <style:table-column-properties fo:break-before="auto" style:column-width="5.34458333333333cm"/>
    </style:style>
    <style:style style:name="co29" style:family="table-column">
      <style:table-column-properties fo:break-before="auto" style:column-width="5.291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tividad1_prefetchActivo" table:style-name="ta1">
        <table:shapes>
          <draw:frame draw:z-index="1" draw:id="id0" draw:style-name="a0" draw:name="Gráfico 1" svg:x="0in" svg:y="3.31772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6.4622in" svg:y="3.19792in" svg:width="9.00655in" svg:height="5.2291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cycle_activity:cycles_no_execute</text:p>
          </table:table-cell>
          <table:table-cell office:value-type="string" table:style-name="ce1">
            <text:p>cycle_activity:stalls_ldm_pending</text:p>
          </table:table-cell>
          <table:table-cell office:value-type="string" table:style-name="ce1">
            <text:p>cycle_activity:stalls_l2_pending</text:p>
          </table:table-cell>
          <table:table-cell office:value-type="string" table:style-name="ce1">
            <text:p>IPC</text:p>
          </table:table-cell>
          <table:table-cell office:value-type="string" table:style-name="ce2">
            <text:p>Ciclos de parada L2</text:p>
          </table:table-cell>
          <table:table-cell office:value-type="string" table:style-name="ce2">
            <text:p>Ciclos de parada por LLC y memoria</text:p>
          </table:table-cell>
          <table:table-cell office:value-type="string" table:style-name="ce2">
            <text:p>Debidos a otras causas.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cf</text:p>
          </table:table-cell>
          <table:table-cell office:value-type="float" office:value="23663191344" table:style-name="ce1">
            <text:p>23663191344</text:p>
          </table:table-cell>
          <table:table-cell office:value-type="float" office:value="20414498099" table:style-name="ce1">
            <text:p>20414498099</text:p>
          </table:table-cell>
          <table:table-cell office:value-type="float" office:value="11425924968" table:style-name="ce1">
            <text:p>11425924968</text:p>
          </table:table-cell>
          <table:table-cell office:value-type="float" office:value="9772989706" table:style-name="ce1">
            <text:p>9772989706</text:p>
          </table:table-cell>
          <table:table-cell office:value-type="float" office:value="8784507856" table:style-name="ce1">
            <text:p>8784507856</text:p>
          </table:table-cell>
          <table:table-cell office:value-type="float" office:value="0.8627111112033613" table:formula="of:=[.C2]/[.B2]" table:style-name="ce1">
            <text:p>0,862711111</text:p>
          </table:table-cell>
          <table:table-cell office:value-type="float" office:value="4.1772972868709779" table:formula="of:=(([.E2]-[.F2])/[.B2])*100" table:style-name="ce1">
            <text:p>4,177297287</text:p>
          </table:table-cell>
          <table:table-cell office:value-type="float" office:value="37.12309015422548" table:formula="of:=([.F2]/[.B2])*100" table:style-name="ce1">
            <text:p>37,12309015</text:p>
          </table:table-cell>
          <table:table-cell office:value-type="float" office:value="6.9852592491465249" table:formula="of:=(([.D2]-[.E2])/[.B2])*100" table:style-name="ce1">
            <text:p>6,9852592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jeng</text:p>
          </table:table-cell>
          <table:table-cell office:value-type="float" office:value="27166205275" table:style-name="ce1">
            <text:p>27166205275</text:p>
          </table:table-cell>
          <table:table-cell office:value-type="float" office:value="41491642555" table:style-name="ce1">
            <text:p>41491642555</text:p>
          </table:table-cell>
          <table:table-cell office:value-type="float" office:value="7237717705" table:style-name="ce1">
            <text:p>7237717705</text:p>
          </table:table-cell>
          <table:table-cell office:value-type="float" office:value="4119896311" table:style-name="ce1">
            <text:p>4119896311</text:p>
          </table:table-cell>
          <table:table-cell office:value-type="float" office:value="2046072821" table:style-name="ce1">
            <text:p>2046072821</text:p>
          </table:table-cell>
          <table:table-cell office:value-type="float" office:value="1.5273256656564818" table:formula="of:=[.C3]/[.B3]" table:style-name="ce1">
            <text:p>1,527325666</text:p>
          </table:table-cell>
          <table:table-cell office:value-type="float" office:value="7.633835749258874" table:formula="of:=(([.E3]-[.F3])/[.B3])*100" table:style-name="ce1">
            <text:p>7,633835749</text:p>
          </table:table-cell>
          <table:table-cell office:value-type="float" office:value="7.5316843125047024" table:formula="of:=([.F3]/[.B3])*100" table:style-name="ce1">
            <text:p>7,531684313</text:p>
          </table:table-cell>
          <table:table-cell office:value-type="float" office:value="11.47683808775902" table:formula="of:=(([.D3]-[.E3])/[.B3])*100" table:style-name="ce1">
            <text:p>11,476838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ibquantum</text:p>
          </table:table-cell>
          <table:table-cell office:value-type="float" office:value="32971779674" table:style-name="ce1">
            <text:p>32971779674</text:p>
          </table:table-cell>
          <table:table-cell office:value-type="float" office:value="71633204449" table:style-name="ce1">
            <text:p>71633204449</text:p>
          </table:table-cell>
          <table:table-cell office:value-type="float" office:value="7252400140" table:style-name="ce1">
            <text:p>7252400140</text:p>
          </table:table-cell>
          <table:table-cell office:value-type="float" office:value="7113292419" table:style-name="ce1">
            <text:p>7113292419</text:p>
          </table:table-cell>
          <table:table-cell office:value-type="float" office:value="6794781452" table:style-name="ce1">
            <text:p>6794781452</text:p>
          </table:table-cell>
          <table:table-cell office:value-type="float" office:value="2.1725610554618191" table:formula="of:=[.C4]/[.B4]" table:style-name="ce1">
            <text:p>2,172561055</text:p>
          </table:table-cell>
          <table:table-cell office:value-type="float" office:value="0.96601084366447709" table:formula="of:=(([.E4]-[.F4])/[.B4])*100" table:style-name="ce1">
            <text:p>0,966010844</text:p>
          </table:table-cell>
          <table:table-cell office:value-type="float" office:value="20.607869878974249" table:formula="of:=([.F4]/[.B4])*100" table:style-name="ce1">
            <text:p>20,60786988</text:p>
          </table:table-cell>
          <table:table-cell office:value-type="float" office:value="0.42189934051298367" table:formula="of:=(([.D4]-[.E4])/[.B4])*100" table:style-name="ce1">
            <text:p>0,4218993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waves</text:p>
          </table:table-cell>
          <table:table-cell office:value-type="float" office:value="32577627127" table:style-name="ce1">
            <text:p>32577627127</text:p>
          </table:table-cell>
          <table:table-cell office:value-type="float" office:value="48794420183" table:style-name="ce1">
            <text:p>48794420183</text:p>
          </table:table-cell>
          <table:table-cell office:value-type="float" office:value="8527951356" table:style-name="ce1">
            <text:p>8527951356</text:p>
          </table:table-cell>
          <table:table-cell office:value-type="float" office:value="5915534733" table:style-name="ce1">
            <text:p>5915534733</text:p>
          </table:table-cell>
          <table:table-cell office:value-type="float" office:value="2323057509" table:style-name="ce1">
            <text:p>2323057509</text:p>
          </table:table-cell>
          <table:table-cell office:value-type="float" office:value="1.4977892647853315" table:formula="of:=[.C5]/[.B5]" table:style-name="ce1">
            <text:p>1,497789265</text:p>
          </table:table-cell>
          <table:table-cell office:value-type="float" office:value="11.027436743612895" table:formula="of:=(([.E5]-[.F5])/[.B5])*100" table:style-name="ce1">
            <text:p>11,02743674</text:p>
          </table:table-cell>
          <table:table-cell office:value-type="float" office:value="7.1308370617167327" table:formula="of:=([.F5]/[.B5])*100" table:style-name="ce1">
            <text:p>7,130837062</text:p>
          </table:table-cell>
          <table:table-cell office:value-type="float" office:value="8.0190512734884116" table:formula="of:=(([.D5]-[.E5])/[.B5])*100" table:style-name="ce1">
            <text:p>8,019051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amess</text:p>
          </table:table-cell>
          <table:table-cell office:value-type="float" office:value="26544751524" table:style-name="ce1">
            <text:p>26544751524</text:p>
          </table:table-cell>
          <table:table-cell office:value-type="float" office:value="61090112950" table:style-name="ce1">
            <text:p>61090112950</text:p>
          </table:table-cell>
          <table:table-cell office:value-type="float" office:value="1491093848" table:style-name="ce1">
            <text:p>1491093848</text:p>
          </table:table-cell>
          <table:table-cell office:value-type="float" office:value="907173524" table:style-name="ce1">
            <text:p>907173524</text:p>
          </table:table-cell>
          <table:table-cell office:value-type="float" office:value="33364210" table:style-name="ce1">
            <text:p>33364210</text:p>
          </table:table-cell>
          <table:table-cell office:value-type="float" office:value="2.3014008209783534" table:formula="of:=[.C6]/[.B6]" table:style-name="ce1">
            <text:p>2,301400821</text:p>
          </table:table-cell>
          <table:table-cell office:value-type="float" office:value="3.291834595663703" table:formula="of:=(([.E6]-[.F6])/[.B6])*100" table:style-name="ce1">
            <text:p>3,291834596</text:p>
          </table:table-cell>
          <table:table-cell office:value-type="float" office:value="0.12569042121126769" table:formula="of:=([.F6]/[.B6])*100" table:style-name="ce1">
            <text:p>0,125690421</text:p>
          </table:table-cell>
          <table:table-cell office:value-type="float" office:value="2.1997581083855993" table:formula="of:=(([.D6]-[.E6])/[.B6])*100" table:style-name="ce1">
            <text:p>2,199758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ilc</text:p>
          </table:table-cell>
          <table:table-cell office:value-type="float" office:value="27254590750" table:style-name="ce1">
            <text:p>27254590750</text:p>
          </table:table-cell>
          <table:table-cell office:value-type="float" office:value="29182393433" table:style-name="ce1">
            <text:p>29182393433</text:p>
          </table:table-cell>
          <table:table-cell office:value-type="float" office:value="15646904841" table:style-name="ce1">
            <text:p>15646904841</text:p>
          </table:table-cell>
          <table:table-cell office:value-type="float" office:value="14888430557" table:style-name="ce1">
            <text:p>14888430557</text:p>
          </table:table-cell>
          <table:table-cell office:value-type="float" office:value="14466456504" table:style-name="ce1">
            <text:p>14466456504</text:p>
          </table:table-cell>
          <table:table-cell office:value-type="float" office:value="1.0707331363249326" table:formula="of:=[.C7]/[.B7]" table:style-name="ce1">
            <text:p>1,070733136</text:p>
          </table:table-cell>
          <table:table-cell office:value-type="float" office:value="1.5482678014528617" table:formula="of:=(([.E7]-[.F7])/[.B7])*100" table:style-name="ce1">
            <text:p>1,548267801</text:p>
          </table:table-cell>
          <table:table-cell office:value-type="float" office:value="53.078971673790406" table:formula="of:=([.F7]/[.B7])*100" table:style-name="ce1">
            <text:p>53,07897167</text:p>
          </table:table-cell>
          <table:table-cell office:value-type="float" office:value="2.7829230347184724" table:formula="of:=(([.D7]-[.E7])/[.B7])*100" table:style-name="ce1">
            <text:p>2,7829230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zeusmp</text:p>
          </table:table-cell>
          <table:table-cell office:value-type="float" office:value="26818602165" table:style-name="ce1">
            <text:p>26818602165</text:p>
          </table:table-cell>
          <table:table-cell office:value-type="float" office:value="38791226172" table:style-name="ce1">
            <text:p>38791226172</text:p>
          </table:table-cell>
          <table:table-cell office:value-type="float" office:value="7840300157" table:style-name="ce1">
            <text:p>7840300157</text:p>
          </table:table-cell>
          <table:table-cell office:value-type="float" office:value="7419963329" table:style-name="ce1">
            <text:p>7419963329</text:p>
          </table:table-cell>
          <table:table-cell office:value-type="float" office:value="4017782009" table:style-name="ce1">
            <text:p>4017782009</text:p>
          </table:table-cell>
          <table:table-cell office:value-type="float" office:value="1.4464298300612044" table:formula="of:=[.C8]/[.B8]" table:style-name="ce1">
            <text:p>1,44642983</text:p>
          </table:table-cell>
          <table:table-cell office:value-type="float" office:value="12.685900999120921" table:formula="of:=(([.E8]-[.F8])/[.B8])*100" table:style-name="ce1">
            <text:p>12,685901</text:p>
          </table:table-cell>
          <table:table-cell office:value-type="float" office:value="14.981325217029632" table:formula="of:=([.F8]/[.B8])*100" table:style-name="ce1">
            <text:p>14,98132522</text:p>
          </table:table-cell>
          <table:table-cell office:value-type="float" office:value="1.5673330974295394" table:formula="of:=(([.D8]-[.E8])/[.B8])*100" table:style-name="ce1">
            <text:p>1,5673330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eslie3d</text:p>
          </table:table-cell>
          <table:table-cell office:value-type="float" office:value="31197406947" table:style-name="ce1">
            <text:p>31197406947</text:p>
          </table:table-cell>
          <table:table-cell office:value-type="float" office:value="50420441361" table:style-name="ce1">
            <text:p>50420441361</text:p>
          </table:table-cell>
          <table:table-cell office:value-type="float" office:value="9532605116" table:style-name="ce1">
            <text:p>9532605116</text:p>
          </table:table-cell>
          <table:table-cell office:value-type="float" office:value="6766508155" table:style-name="ce1">
            <text:p>6766508155</text:p>
          </table:table-cell>
          <table:table-cell office:value-type="float" office:value="4954039991" table:style-name="ce1">
            <text:p>4954039991</text:p>
          </table:table-cell>
          <table:table-cell office:value-type="float" office:value="1.6161741085295078" table:formula="of:=[.C9]/[.B9]" table:style-name="ce1">
            <text:p>1,616174109</text:p>
          </table:table-cell>
          <table:table-cell office:value-type="float" office:value="5.8096756793894064" table:formula="of:=(([.E9]-[.F9])/[.B9])*100" table:style-name="ce1">
            <text:p>5,809675679</text:p>
          </table:table-cell>
          <table:table-cell office:value-type="float" office:value="15.879653073142316" table:formula="of:=([.F9]/[.B9])*100" table:style-name="ce1">
            <text:p>15,87965307</text:p>
          </table:table-cell>
          <table:table-cell office:value-type="float" office:value="8.8664322829753424" table:formula="of:=(([.D9]-[.E9])/[.B9])*100" table:style-name="ce1">
            <text:p>8,8664322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emsFDTD</text:p>
          </table:table-cell>
          <table:table-cell office:value-type="float" office:value="29248277735" table:style-name="ce1">
            <text:p>29248277735</text:p>
          </table:table-cell>
          <table:table-cell office:value-type="float" office:value="44698731233" table:style-name="ce1">
            <text:p>44698731233</text:p>
          </table:table-cell>
          <table:table-cell office:value-type="float" office:value="10180598355" table:style-name="ce1">
            <text:p>10180598355</text:p>
          </table:table-cell>
          <table:table-cell office:value-type="float" office:value="9484259605" table:style-name="ce1">
            <text:p>9484259605</text:p>
          </table:table-cell>
          <table:table-cell office:value-type="float" office:value="8943468002" table:style-name="ce1">
            <text:p>8943468002</text:p>
          </table:table-cell>
          <table:table-cell office:value-type="float" office:value="1.5282517363239885" table:formula="of:=[.C10]/[.B10]" table:style-name="ce1">
            <text:p>1,528251736</text:p>
          </table:table-cell>
          <table:table-cell office:value-type="float" office:value="1.848969050074565" table:formula="of:=(([.E10]-[.F10])/[.B10])*100" table:style-name="ce1">
            <text:p>1,84896905</text:p>
          </table:table-cell>
          <table:table-cell office:value-type="float" office:value="30.577759425806413" table:formula="of:=([.F10]/[.B10])*100" table:style-name="ce1">
            <text:p>30,57775943</text:p>
          </table:table-cell>
          <table:table-cell office:value-type="float" office:value="2.3807854818293288" table:formula="of:=(([.D10]-[.E10])/[.B10])*100" table:style-name="ce1">
            <text:p>2,3807854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bm</text:p>
          </table:table-cell>
          <table:table-cell office:value-type="float" office:value="33110617565" table:style-name="ce1">
            <text:p>33110617565</text:p>
          </table:table-cell>
          <table:table-cell office:value-type="float" office:value="45775487785" table:style-name="ce1">
            <text:p>45775487785</text:p>
          </table:table-cell>
          <table:table-cell office:value-type="float" office:value="10279083153" table:style-name="ce1">
            <text:p>10279083153</text:p>
          </table:table-cell>
          <table:table-cell office:value-type="float" office:value="2541760285" table:style-name="ce1">
            <text:p>2541760285</text:p>
          </table:table-cell>
          <table:table-cell office:value-type="float" office:value="1326667766" table:style-name="ce1">
            <text:p>1326667766</text:p>
          </table:table-cell>
          <table:table-cell office:value-type="float" office:value="1.3825017819476602" table:formula="of:=[.C11]/[.B11]" table:style-name="ce1">
            <text:p>1,382501782</text:p>
          </table:table-cell>
          <table:table-cell office:value-type="float" office:value="3.6697972081451877" table:formula="of:=(([.E11]-[.F11])/[.B11])*100" table:style-name="ce1">
            <text:p>3,669797208</text:p>
          </table:table-cell>
          <table:table-cell office:value-type="float" office:value="4.0067744535286804" table:formula="of:=([.F11]/[.B11])*100" table:style-name="ce1">
            <text:p>4,006774454</text:p>
          </table:table-cell>
          <table:table-cell office:value-type="float" office:value="23.368101947391146" table:formula="of:=(([.D11]-[.E11])/[.B11])*100" table:style-name="ce1">
            <text:p>23,36810195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2">
            <text:p>stalls_ldm_pending-stalls_l2_pending</text:p>
          </table:table-cell>
          <table:table-cell office:value-type="string" table:style-name="ce2">
            <text:p>stalls_l2_pending</text:p>
          </table:table-cell>
          <table:table-cell office:value-type="string" table:style-name="ce2">
            <text:p>cycles_no_execute-stalls_ldm_pending</text:p>
          </table:table-cell>
          <table:table-cell table:number-columns-repeated="16374"/>
        </table:table-row>
        <table:table-row table:style-name="ro2">
          <table:table-cell table:number-columns-repeated="7" table:style-name="ce1"/>
          <table:table-cell office:value-type="string" table:style-name="ce1">
            <text:p>Acertar en L1 no provoca cicle de parada</text:p>
          </table:table-cell>
          <table:table-cell office:value-type="string" table:style-name="ce1">
            <text:p>loadsque, tras fallar en la L2,aciertan en la LLC o ME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loadsque fallan en la cache L1 y aciertan en la L2</text:p>
          </table:table-cell>
          <table:table-cell table:number-columns-repeated="16376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Actividad2_prefetchDesactivado" table:style-name="ta2">
        <table:shapes>
          <draw:frame draw:z-index="1" draw:id="id2" draw:style-name="a2" draw:name="Gráfico 1" svg:x="0.16557in" svg:y="6.09253in" svg:width="6.29606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number-columns-repeated="16370" table:default-cell-style-name="ce1"/>
        <table:table-row table:style-name="ro3">
          <table:table-cell office:value-type="string" table:style-name="ce1">
            <text:p>Prefetch Desactivado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cycle_activity:cycles_no_execute</text:p>
          </table:table-cell>
          <table:table-cell office:value-type="string" table:style-name="ce1">
            <text:p>cycle_activity:stalls_ldm_pending</text:p>
          </table:table-cell>
          <table:table-cell office:value-type="string" table:style-name="ce1">
            <text:p>cycle_activity:stalls_l2_pending</text:p>
          </table:table-cell>
          <table:table-cell office:value-type="string" table:style-name="ce1">
            <text:p>IPC (Prefetch Desactivat)</text:p>
          </table:table-cell>
          <table:table-cell office:value-type="string" table:style-name="ce2">
            <text:p>Ciclos de parada L2</text:p>
          </table:table-cell>
          <table:table-cell office:value-type="string" table:style-name="ce2">
            <text:p>Ciclos de parada por LLC y memoria</text:p>
          </table:table-cell>
          <table:table-cell office:value-type="string" table:style-name="ce2">
            <text:p>Debidos a otras causas.</text:p>
          </table:table-cell>
          <table:table-cell table:style-name="ce3"/>
          <table:table-cell table:number-columns-repeated="3" table:style-name="ce2"/>
          <table:table-cell table:number-columns-repeated="16370"/>
        </table:table-row>
        <table:table-row table:style-name="ro2">
          <table:table-cell office:value-type="string" table:style-name="ce1">
            <text:p>mcf</text:p>
          </table:table-cell>
          <table:table-cell office:value-type="float" office:value="29457498916" table:style-name="ce1">
            <text:p>29457498916</text:p>
          </table:table-cell>
          <table:table-cell office:value-type="float" office:value="20489004189" table:style-name="ce1">
            <text:p>20489004189</text:p>
          </table:table-cell>
          <table:table-cell office:value-type="float" office:value="15857585987" table:style-name="ce1">
            <text:p>15857585987</text:p>
          </table:table-cell>
          <table:table-cell office:value-type="float" office:value="14243786596" table:style-name="ce1">
            <text:p>14243786596</text:p>
          </table:table-cell>
          <table:table-cell office:value-type="float" office:value="12963808423" table:style-name="ce1">
            <text:p>12963808423</text:p>
          </table:table-cell>
          <table:table-cell office:value-type="float" office:value="0.6955445962138791" table:formula="of:=[.C2]/[.B2]" table:style-name="ce3">
            <text:p>0,695544596</text:p>
          </table:table-cell>
          <table:table-cell office:value-type="float" office:value="4.3451692102236583" table:formula="of:=(([.E2]-[.F2])/[.B2])*100" table:style-name="ce1">
            <text:p>4,34516921</text:p>
          </table:table-cell>
          <table:table-cell office:value-type="float" office:value="44.008517016217688" table:formula="of:=([.F2]/[.B2])*100" table:style-name="ce1">
            <text:p>44,00851702</text:p>
          </table:table-cell>
          <table:table-cell office:value-type="float" office:value="5.4783992205239667" table:formula="of:=(([.D2]-[.E2])/[.B2])*100" table:style-name="ce3">
            <text:p>5,478399221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sjeng</text:p>
          </table:table-cell>
          <table:table-cell office:value-type="float" office:value="27103928869" table:style-name="ce1">
            <text:p>27103928869</text:p>
          </table:table-cell>
          <table:table-cell office:value-type="float" office:value="41619095336" table:style-name="ce1">
            <text:p>41619095336</text:p>
          </table:table-cell>
          <table:table-cell office:value-type="float" office:value="7145116832" table:style-name="ce1">
            <text:p>7145116832</text:p>
          </table:table-cell>
          <table:table-cell office:value-type="float" office:value="4025303202" table:style-name="ce1">
            <text:p>4025303202</text:p>
          </table:table-cell>
          <table:table-cell office:value-type="float" office:value="1920671461" table:style-name="ce1">
            <text:p>1920671461</text:p>
          </table:table-cell>
          <table:table-cell office:value-type="float" office:value="1.5355373583348522" table:formula="of:=[.C3]/[.B3]" table:style-name="ce3">
            <text:p>1,535537358</text:p>
          </table:table-cell>
          <table:table-cell office:value-type="float" office:value="7.7650430355399997" table:formula="of:=(([.E3]-[.F3])/[.B3])*100" table:style-name="ce1">
            <text:p>7,765043036</text:p>
          </table:table-cell>
          <table:table-cell office:value-type="float" office:value="7.0863212129986062" table:formula="of:=([.F3]/[.B3])*100" table:style-name="ce1">
            <text:p>7,086321213</text:p>
          </table:table-cell>
          <table:table-cell office:value-type="float" office:value="11.51055865398272" table:formula="of:=(([.D3]-[.E3])/[.B3])*100" table:style-name="ce3">
            <text:p>11,51055865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libquantum</text:p>
          </table:table-cell>
          <table:table-cell office:value-type="float" office:value="97888243554" table:style-name="ce1">
            <text:p>97888243554</text:p>
          </table:table-cell>
          <table:table-cell office:value-type="float" office:value="71071092574" table:style-name="ce1">
            <text:p>71071092574</text:p>
          </table:table-cell>
          <table:table-cell office:value-type="float" office:value="62321404221" table:style-name="ce1">
            <text:p>62321404221</text:p>
          </table:table-cell>
          <table:table-cell office:value-type="float" office:value="62136272845" table:style-name="ce1">
            <text:p>62136272845</text:p>
          </table:table-cell>
          <table:table-cell office:value-type="float" office:value="61893911907" table:style-name="ce1">
            <text:p>61893911907</text:p>
          </table:table-cell>
          <table:table-cell office:value-type="float" office:value="0.72604318959705993" table:formula="of:=[.C4]/[.B4]" table:style-name="ce3">
            <text:p>0,72604319</text:p>
          </table:table-cell>
          <table:table-cell office:value-type="float" office:value="0.24758942361275665" table:formula="of:=(([.E4]-[.F4])/[.B4])*100" table:style-name="ce1">
            <text:p>0,247589424</text:p>
          </table:table-cell>
          <table:table-cell office:value-type="float" office:value="63.229157720923098" table:formula="of:=([.F4]/[.B4])*100" table:style-name="ce1">
            <text:p>63,22915772</text:p>
          </table:table-cell>
          <table:table-cell office:value-type="float" office:value="0.18912524045634996" table:formula="of:=(([.D4]-[.E4])/[.B4])*100" table:style-name="ce3">
            <text:p>0,18912524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bwaves</text:p>
          </table:table-cell>
          <table:table-cell office:value-type="float" office:value="52715306310" table:style-name="ce1">
            <text:p>52715306310</text:p>
          </table:table-cell>
          <table:table-cell office:value-type="float" office:value="48331243461" table:style-name="ce1">
            <text:p>48331243461</text:p>
          </table:table-cell>
          <table:table-cell office:value-type="float" office:value="26178972191" table:style-name="ce1">
            <text:p>26178972191</text:p>
          </table:table-cell>
          <table:table-cell office:value-type="float" office:value="23580775398" table:style-name="ce1">
            <text:p>23580775398</text:p>
          </table:table-cell>
          <table:table-cell office:value-type="float" office:value="21214010560" table:style-name="ce1">
            <text:p>21214010560</text:p>
          </table:table-cell>
          <table:table-cell office:value-type="float" office:value="0.91683510623614928" table:formula="of:=[.C5]/[.B5]" table:style-name="ce3">
            <text:p>0,916835106</text:p>
          </table:table-cell>
          <table:table-cell office:value-type="float" office:value="4.4897108708463085" table:formula="of:=(([.E5]-[.F5])/[.B5])*100" table:style-name="ce1">
            <text:p>4,489710871</text:p>
          </table:table-cell>
          <table:table-cell office:value-type="float" office:value="40.242601333373528" table:formula="of:=([.F5]/[.B5])*100" table:style-name="ce1">
            <text:p>40,24260133</text:p>
          </table:table-cell>
          <table:table-cell office:value-type="float" office:value="4.9287331799248726" table:formula="of:=(([.D5]-[.E5])/[.B5])*100" table:style-name="ce3">
            <text:p>4,92873318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gamess</text:p>
          </table:table-cell>
          <table:table-cell office:value-type="float" office:value="26722817381" table:style-name="ce1">
            <text:p>26722817381</text:p>
          </table:table-cell>
          <table:table-cell office:value-type="float" office:value="61322363878" table:style-name="ce1">
            <text:p>61322363878</text:p>
          </table:table-cell>
          <table:table-cell office:value-type="float" office:value="1522828619" table:style-name="ce1">
            <text:p>1522828619</text:p>
          </table:table-cell>
          <table:table-cell office:value-type="float" office:value="924655679" table:style-name="ce1">
            <text:p>924655679</text:p>
          </table:table-cell>
          <table:table-cell office:value-type="float" office:value="42990392" table:style-name="ce1">
            <text:p>42990392</text:p>
          </table:table-cell>
          <table:table-cell office:value-type="float" office:value="2.2947566869053402" table:formula="of:=[.C6]/[.B6]" table:style-name="ce3">
            <text:p>2,294756687</text:p>
          </table:table-cell>
          <table:table-cell office:value-type="float" office:value="3.2992976542468404" table:formula="of:=(([.E6]-[.F6])/[.B6])*100" table:style-name="ce1">
            <text:p>3,299297654</text:p>
          </table:table-cell>
          <table:table-cell office:value-type="float" office:value="0.16087522279954766" table:formula="of:=([.F6]/[.B6])*100" table:style-name="ce1">
            <text:p>0,160875223</text:p>
          </table:table-cell>
          <table:table-cell office:value-type="float" office:value="2.2384351600041343" table:formula="of:=(([.D6]-[.E6])/[.B6])*100" table:style-name="ce3">
            <text:p>2,23843516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milc</text:p>
          </table:table-cell>
          <table:table-cell office:value-type="float" office:value="31566993282" table:style-name="ce1">
            <text:p>31566993282</text:p>
          </table:table-cell>
          <table:table-cell office:value-type="float" office:value="28916956373" table:style-name="ce1">
            <text:p>28916956373</text:p>
          </table:table-cell>
          <table:table-cell office:value-type="float" office:value="19284542514" table:style-name="ce1">
            <text:p>19284542514</text:p>
          </table:table-cell>
          <table:table-cell office:value-type="float" office:value="18664103647" table:style-name="ce1">
            <text:p>18664103647</text:p>
          </table:table-cell>
          <table:table-cell office:value-type="float" office:value="18042654867" table:style-name="ce1">
            <text:p>18042654867</text:p>
          </table:table-cell>
          <table:table-cell office:value-type="float" office:value="0.91605038575178166" table:formula="of:=[.C7]/[.B7]" table:style-name="ce3">
            <text:p>0,916050386</text:p>
          </table:table-cell>
          <table:table-cell office:value-type="float" office:value="1.9686663675832563" table:formula="of:=(([.E7]-[.F7])/[.B7])*100" table:style-name="ce1">
            <text:p>1,968666368</text:p>
          </table:table-cell>
          <table:table-cell office:value-type="float" office:value="57.156710193517888" table:formula="of:=([.F7]/[.B7])*100" table:style-name="ce1">
            <text:p>57,15671019</text:p>
          </table:table-cell>
          <table:table-cell office:value-type="float" office:value="1.9654670986792526" table:formula="of:=(([.D7]-[.E7])/[.B7])*100" table:style-name="ce3">
            <text:p>1,965467099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zeusmp</text:p>
          </table:table-cell>
          <table:table-cell office:value-type="float" office:value="34019277384" table:style-name="ce1">
            <text:p>34019277384</text:p>
          </table:table-cell>
          <table:table-cell office:value-type="float" office:value="39150976275" table:style-name="ce1">
            <text:p>39150976275</text:p>
          </table:table-cell>
          <table:table-cell office:value-type="float" office:value="13903669151" table:style-name="ce1">
            <text:p>13903669151</text:p>
          </table:table-cell>
          <table:table-cell office:value-type="float" office:value="13499593472" table:style-name="ce1">
            <text:p>13499593472</text:p>
          </table:table-cell>
          <table:table-cell office:value-type="float" office:value="10210841762" table:style-name="ce1">
            <text:p>10210841762</text:p>
          </table:table-cell>
          <table:table-cell office:value-type="float" office:value="1.15084679292493" table:formula="of:=[.C8]/[.B8]" table:style-name="ce3">
            <text:p>1,150846793</text:p>
          </table:table-cell>
          <table:table-cell office:value-type="float" office:value="9.6673179529285687" table:formula="of:=(([.E8]-[.F8])/[.B8])*100" table:style-name="ce1">
            <text:p>9,667317953</text:p>
          </table:table-cell>
          <table:table-cell office:value-type="float" office:value="30.014869648002513" table:formula="of:=([.F8]/[.B8])*100" table:style-name="ce1">
            <text:p>30,01486965</text:p>
          </table:table-cell>
          <table:table-cell office:value-type="float" office:value="1.1877844271614231" table:formula="of:=(([.D8]-[.E8])/[.B8])*100" table:style-name="ce3">
            <text:p>1,187784427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leslie3d</text:p>
          </table:table-cell>
          <table:table-cell office:value-type="float" office:value="53250861518" table:style-name="ce1">
            <text:p>53250861518</text:p>
          </table:table-cell>
          <table:table-cell office:value-type="float" office:value="49981749074" table:style-name="ce1">
            <text:p>49981749074</text:p>
          </table:table-cell>
          <table:table-cell office:value-type="float" office:value="28457829552" table:style-name="ce1">
            <text:p>28457829552</text:p>
          </table:table-cell>
          <table:table-cell office:value-type="float" office:value="26586673253" table:style-name="ce1">
            <text:p>26586673253</text:p>
          </table:table-cell>
          <table:table-cell office:value-type="float" office:value="25550728458" table:style-name="ce1">
            <text:p>25550728458</text:p>
          </table:table-cell>
          <table:table-cell office:value-type="float" office:value="0.93860921023981991" table:formula="of:=[.C9]/[.B9]" table:style-name="ce3">
            <text:p>0,93860921</text:p>
          </table:table-cell>
          <table:table-cell office:value-type="float" office:value="1.9454047605404978" table:formula="of:=(([.E9]-[.F9])/[.B9])*100" table:style-name="ce1">
            <text:p>1,945404761</text:p>
          </table:table-cell>
          <table:table-cell office:value-type="float" office:value="47.981812368168491" table:formula="of:=([.F9]/[.B9])*100" table:style-name="ce1">
            <text:p>47,98181237</text:p>
          </table:table-cell>
          <table:table-cell office:value-type="float" office:value="3.513851693023796" table:formula="of:=(([.D9]-[.E9])/[.B9])*100" table:style-name="ce3">
            <text:p>3,513851693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gemsFDTD</text:p>
          </table:table-cell>
          <table:table-cell office:value-type="float" office:value="54577370947" table:style-name="ce1">
            <text:p>54577370947</text:p>
          </table:table-cell>
          <table:table-cell office:value-type="float" office:value="44491029581" table:style-name="ce1">
            <text:p>44491029581</text:p>
          </table:table-cell>
          <table:table-cell office:value-type="float" office:value="31804404777" table:style-name="ce1">
            <text:p>31804404777</text:p>
          </table:table-cell>
          <table:table-cell office:value-type="float" office:value="30954599421" table:style-name="ce1">
            <text:p>30954599421</text:p>
          </table:table-cell>
          <table:table-cell office:value-type="float" office:value="30421708065" table:style-name="ce1">
            <text:p>30421708065</text:p>
          </table:table-cell>
          <table:table-cell office:value-type="float" office:value="0.81519187914355873" table:formula="of:=[.C10]/[.B10]" table:style-name="ce3">
            <text:p>0,815191879</text:p>
          </table:table-cell>
          <table:table-cell office:value-type="float" office:value="0.9763961633796725" table:formula="of:=(([.E10]-[.F10])/[.B10])*100" table:style-name="ce1">
            <text:p>0,976396163</text:p>
          </table:table-cell>
          <table:table-cell office:value-type="float" office:value="55.740515779960297" table:formula="of:=([.F10]/[.B10])*100" table:style-name="ce1">
            <text:p>55,74051578</text:p>
          </table:table-cell>
          <table:table-cell office:value-type="float" office:value="1.557065394053599" table:formula="of:=(([.D10]-[.E10])/[.B10])*100" table:style-name="ce3">
            <text:p>1,557065394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1">
            <text:p>lbm</text:p>
          </table:table-cell>
          <table:table-cell office:value-type="float" office:value="56221874830" table:style-name="ce1">
            <text:p>56221874830</text:p>
          </table:table-cell>
          <table:table-cell office:value-type="float" office:value="45618719234" table:style-name="ce1">
            <text:p>45618719234</text:p>
          </table:table-cell>
          <table:table-cell office:value-type="float" office:value="32677457872" table:style-name="ce1">
            <text:p>32677457872</text:p>
          </table:table-cell>
          <table:table-cell office:value-type="float" office:value="31185816115" table:style-name="ce1">
            <text:p>31185816115</text:p>
          </table:table-cell>
          <table:table-cell office:value-type="float" office:value="29998087354" table:style-name="ce1">
            <text:p>29998087354</text:p>
          </table:table-cell>
          <table:table-cell office:value-type="float" office:value="0.81140515808017566" table:formula="of:=[.C11]/[.B11]" table:style-name="ce3">
            <text:p>0,811405158</text:p>
          </table:table-cell>
          <table:table-cell office:value-type="float" office:value="2.1125740907633834" table:formula="of:=(([.E11]-[.F11])/[.B11])*100" table:style-name="ce1">
            <text:p>2,112574091</text:p>
          </table:table-cell>
          <table:table-cell office:value-type="float" office:value="53.356611540803719" table:formula="of:=([.F11]/[.B11])*100" table:style-name="ce1">
            <text:p>53,35661154</text:p>
          </table:table-cell>
          <table:table-cell office:value-type="float" office:value="2.6531341430899058" table:formula="of:=(([.D11]-[.E11])/[.B11])*100" table:style-name="ce3">
            <text:p>2,653134143</text:p>
          </table:table-cell>
          <table:table-cell table:style-name="ce3"/>
          <table:table-cell table:number-columns-repeated="3" table:style-name="ce4"/>
          <table:table-cell table:number-columns-repeated="16370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">
            <text:p>Prefetch Activado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cycle_activity:cycles_no_execute</text:p>
          </table:table-cell>
          <table:table-cell office:value-type="string" table:style-name="ce1">
            <text:p>cycle_activity:stalls_ldm_pending</text:p>
          </table:table-cell>
          <table:table-cell office:value-type="string" table:style-name="ce1">
            <text:p>cycle_activity:stalls_l2_pending</text:p>
          </table:table-cell>
          <table:table-cell office:value-type="string" table:style-name="ce1">
            <text:p>IPC (Prefetch Activat)</text:p>
          </table:table-cell>
          <table:table-cell office:value-type="string" table:style-name="ce2">
            <text:p>Ciclos de parada L2</text:p>
          </table:table-cell>
          <table:table-cell office:value-type="string" table:style-name="ce2">
            <text:p>Ciclos de parada por LLC y memoria</text:p>
          </table:table-cell>
          <table:table-cell office:value-type="string" table:style-name="ce2">
            <text:p>Debidos a otras causas.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mcf</text:p>
          </table:table-cell>
          <table:table-cell office:value-type="float" office:value="23663191344" table:style-name="ce1">
            <text:p>23663191344</text:p>
          </table:table-cell>
          <table:table-cell office:value-type="float" office:value="20414498099" table:style-name="ce1">
            <text:p>20414498099</text:p>
          </table:table-cell>
          <table:table-cell office:value-type="float" office:value="11425924968" table:style-name="ce1">
            <text:p>11425924968</text:p>
          </table:table-cell>
          <table:table-cell office:value-type="float" office:value="9772989706" table:style-name="ce1">
            <text:p>9772989706</text:p>
          </table:table-cell>
          <table:table-cell office:value-type="float" office:value="8784507856" table:style-name="ce1">
            <text:p>8784507856</text:p>
          </table:table-cell>
          <table:table-cell office:value-type="float" office:value="0.8627111112033613" table:formula="of:=[.C15]/[.B15]" table:style-name="ce1">
            <text:p>0,862711111</text:p>
          </table:table-cell>
          <table:table-cell office:value-type="float" office:value="4.1772972868709779" table:formula="of:=(([.E15]-[.F15])/[.B15])*100" table:style-name="ce1">
            <text:p>4,177297287</text:p>
          </table:table-cell>
          <table:table-cell office:value-type="float" office:value="37.12309015422548" table:formula="of:=([.F15]/[.B15])*100" table:style-name="ce1">
            <text:p>37,12309015</text:p>
          </table:table-cell>
          <table:table-cell office:value-type="float" office:value="6.9852592491465249" table:formula="of:=(([.D15]-[.E15])/[.B15])*100" table:style-name="ce1">
            <text:p>6,98525924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sjeng</text:p>
          </table:table-cell>
          <table:table-cell office:value-type="float" office:value="27166205275" table:style-name="ce1">
            <text:p>27166205275</text:p>
          </table:table-cell>
          <table:table-cell office:value-type="float" office:value="41491642555" table:style-name="ce1">
            <text:p>41491642555</text:p>
          </table:table-cell>
          <table:table-cell office:value-type="float" office:value="7237717705" table:style-name="ce1">
            <text:p>7237717705</text:p>
          </table:table-cell>
          <table:table-cell office:value-type="float" office:value="4119896311" table:style-name="ce1">
            <text:p>4119896311</text:p>
          </table:table-cell>
          <table:table-cell office:value-type="float" office:value="2046072821" table:style-name="ce1">
            <text:p>2046072821</text:p>
          </table:table-cell>
          <table:table-cell office:value-type="float" office:value="1.5273256656564818" table:formula="of:=[.C16]/[.B16]" table:style-name="ce1">
            <text:p>1,527325666</text:p>
          </table:table-cell>
          <table:table-cell office:value-type="float" office:value="7.633835749258874" table:formula="of:=(([.E16]-[.F16])/[.B16])*100" table:style-name="ce1">
            <text:p>7,633835749</text:p>
          </table:table-cell>
          <table:table-cell office:value-type="float" office:value="7.5316843125047024" table:formula="of:=([.F16]/[.B16])*100" table:style-name="ce1">
            <text:p>7,531684313</text:p>
          </table:table-cell>
          <table:table-cell office:value-type="float" office:value="11.47683808775902" table:formula="of:=(([.D16]-[.E16])/[.B16])*100" table:style-name="ce1">
            <text:p>11,4768380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ibquantum</text:p>
          </table:table-cell>
          <table:table-cell office:value-type="float" office:value="32971779674" table:style-name="ce1">
            <text:p>32971779674</text:p>
          </table:table-cell>
          <table:table-cell office:value-type="float" office:value="71633204449" table:style-name="ce1">
            <text:p>71633204449</text:p>
          </table:table-cell>
          <table:table-cell office:value-type="float" office:value="7252400140" table:style-name="ce1">
            <text:p>7252400140</text:p>
          </table:table-cell>
          <table:table-cell office:value-type="float" office:value="7113292419" table:style-name="ce1">
            <text:p>7113292419</text:p>
          </table:table-cell>
          <table:table-cell office:value-type="float" office:value="6794781452" table:style-name="ce1">
            <text:p>6794781452</text:p>
          </table:table-cell>
          <table:table-cell office:value-type="float" office:value="2.1725610554618191" table:formula="of:=[.C17]/[.B17]" table:style-name="ce1">
            <text:p>2,172561055</text:p>
          </table:table-cell>
          <table:table-cell office:value-type="float" office:value="0.96601084366447709" table:formula="of:=(([.E17]-[.F17])/[.B17])*100" table:style-name="ce1">
            <text:p>0,966010844</text:p>
          </table:table-cell>
          <table:table-cell office:value-type="float" office:value="20.607869878974249" table:formula="of:=([.F17]/[.B17])*100" table:style-name="ce1">
            <text:p>20,60786988</text:p>
          </table:table-cell>
          <table:table-cell office:value-type="float" office:value="0.42189934051298367" table:formula="of:=(([.D17]-[.E17])/[.B17])*100" table:style-name="ce1">
            <text:p>0,4218993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waves</text:p>
          </table:table-cell>
          <table:table-cell office:value-type="float" office:value="32577627127" table:style-name="ce1">
            <text:p>32577627127</text:p>
          </table:table-cell>
          <table:table-cell office:value-type="float" office:value="48794420183" table:style-name="ce1">
            <text:p>48794420183</text:p>
          </table:table-cell>
          <table:table-cell office:value-type="float" office:value="8527951356" table:style-name="ce1">
            <text:p>8527951356</text:p>
          </table:table-cell>
          <table:table-cell office:value-type="float" office:value="5915534733" table:style-name="ce1">
            <text:p>5915534733</text:p>
          </table:table-cell>
          <table:table-cell office:value-type="float" office:value="2323057509" table:style-name="ce1">
            <text:p>2323057509</text:p>
          </table:table-cell>
          <table:table-cell office:value-type="float" office:value="1.4977892647853315" table:formula="of:=[.C18]/[.B18]" table:style-name="ce1">
            <text:p>1,497789265</text:p>
          </table:table-cell>
          <table:table-cell office:value-type="float" office:value="11.027436743612895" table:formula="of:=(([.E18]-[.F18])/[.B18])*100" table:style-name="ce1">
            <text:p>11,02743674</text:p>
          </table:table-cell>
          <table:table-cell office:value-type="float" office:value="7.1308370617167327" table:formula="of:=([.F18]/[.B18])*100" table:style-name="ce1">
            <text:p>7,130837062</text:p>
          </table:table-cell>
          <table:table-cell office:value-type="float" office:value="8.0190512734884116" table:formula="of:=(([.D18]-[.E18])/[.B18])*100" table:style-name="ce1">
            <text:p>8,019051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amess</text:p>
          </table:table-cell>
          <table:table-cell office:value-type="float" office:value="26544751524" table:style-name="ce1">
            <text:p>26544751524</text:p>
          </table:table-cell>
          <table:table-cell office:value-type="float" office:value="61090112950" table:style-name="ce1">
            <text:p>61090112950</text:p>
          </table:table-cell>
          <table:table-cell office:value-type="float" office:value="1491093848" table:style-name="ce1">
            <text:p>1491093848</text:p>
          </table:table-cell>
          <table:table-cell office:value-type="float" office:value="907173524" table:style-name="ce1">
            <text:p>907173524</text:p>
          </table:table-cell>
          <table:table-cell office:value-type="float" office:value="33364210" table:style-name="ce1">
            <text:p>33364210</text:p>
          </table:table-cell>
          <table:table-cell office:value-type="float" office:value="2.3014008209783534" table:formula="of:=[.C19]/[.B19]" table:style-name="ce1">
            <text:p>2,301400821</text:p>
          </table:table-cell>
          <table:table-cell office:value-type="float" office:value="3.291834595663703" table:formula="of:=(([.E19]-[.F19])/[.B19])*100" table:style-name="ce1">
            <text:p>3,291834596</text:p>
          </table:table-cell>
          <table:table-cell office:value-type="float" office:value="0.12569042121126769" table:formula="of:=([.F19]/[.B19])*100" table:style-name="ce1">
            <text:p>0,125690421</text:p>
          </table:table-cell>
          <table:table-cell office:value-type="float" office:value="2.1997581083855993" table:formula="of:=(([.D19]-[.E19])/[.B19])*100" table:style-name="ce1">
            <text:p>2,199758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ilc</text:p>
          </table:table-cell>
          <table:table-cell office:value-type="float" office:value="27254590750" table:style-name="ce1">
            <text:p>27254590750</text:p>
          </table:table-cell>
          <table:table-cell office:value-type="float" office:value="29182393433" table:style-name="ce1">
            <text:p>29182393433</text:p>
          </table:table-cell>
          <table:table-cell office:value-type="float" office:value="15646904841" table:style-name="ce1">
            <text:p>15646904841</text:p>
          </table:table-cell>
          <table:table-cell office:value-type="float" office:value="14888430557" table:style-name="ce1">
            <text:p>14888430557</text:p>
          </table:table-cell>
          <table:table-cell office:value-type="float" office:value="14466456504" table:style-name="ce1">
            <text:p>14466456504</text:p>
          </table:table-cell>
          <table:table-cell office:value-type="float" office:value="1.0707331363249326" table:formula="of:=[.C20]/[.B20]" table:style-name="ce1">
            <text:p>1,070733136</text:p>
          </table:table-cell>
          <table:table-cell office:value-type="float" office:value="1.5482678014528617" table:formula="of:=(([.E20]-[.F20])/[.B20])*100" table:style-name="ce1">
            <text:p>1,548267801</text:p>
          </table:table-cell>
          <table:table-cell office:value-type="float" office:value="53.078971673790406" table:formula="of:=([.F20]/[.B20])*100" table:style-name="ce1">
            <text:p>53,07897167</text:p>
          </table:table-cell>
          <table:table-cell office:value-type="float" office:value="2.7829230347184724" table:formula="of:=(([.D20]-[.E20])/[.B20])*100" table:style-name="ce1">
            <text:p>2,7829230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zeusmp</text:p>
          </table:table-cell>
          <table:table-cell office:value-type="float" office:value="26818602165" table:style-name="ce1">
            <text:p>26818602165</text:p>
          </table:table-cell>
          <table:table-cell office:value-type="float" office:value="38791226172" table:style-name="ce1">
            <text:p>38791226172</text:p>
          </table:table-cell>
          <table:table-cell office:value-type="float" office:value="7840300157" table:style-name="ce1">
            <text:p>7840300157</text:p>
          </table:table-cell>
          <table:table-cell office:value-type="float" office:value="7419963329" table:style-name="ce1">
            <text:p>7419963329</text:p>
          </table:table-cell>
          <table:table-cell office:value-type="float" office:value="4017782009" table:style-name="ce1">
            <text:p>4017782009</text:p>
          </table:table-cell>
          <table:table-cell office:value-type="float" office:value="1.4464298300612044" table:formula="of:=[.C21]/[.B21]" table:style-name="ce1">
            <text:p>1,44642983</text:p>
          </table:table-cell>
          <table:table-cell office:value-type="float" office:value="12.685900999120921" table:formula="of:=(([.E21]-[.F21])/[.B21])*100" table:style-name="ce1">
            <text:p>12,685901</text:p>
          </table:table-cell>
          <table:table-cell office:value-type="float" office:value="14.981325217029632" table:formula="of:=([.F21]/[.B21])*100" table:style-name="ce1">
            <text:p>14,98132522</text:p>
          </table:table-cell>
          <table:table-cell office:value-type="float" office:value="1.5673330974295394" table:formula="of:=(([.D21]-[.E21])/[.B21])*100" table:style-name="ce1">
            <text:p>1,5673330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eslie3d</text:p>
          </table:table-cell>
          <table:table-cell office:value-type="float" office:value="31197406947" table:style-name="ce1">
            <text:p>31197406947</text:p>
          </table:table-cell>
          <table:table-cell office:value-type="float" office:value="50420441361" table:style-name="ce1">
            <text:p>50420441361</text:p>
          </table:table-cell>
          <table:table-cell office:value-type="float" office:value="9532605116" table:style-name="ce1">
            <text:p>9532605116</text:p>
          </table:table-cell>
          <table:table-cell office:value-type="float" office:value="6766508155" table:style-name="ce1">
            <text:p>6766508155</text:p>
          </table:table-cell>
          <table:table-cell office:value-type="float" office:value="4954039991" table:style-name="ce1">
            <text:p>4954039991</text:p>
          </table:table-cell>
          <table:table-cell office:value-type="float" office:value="1.6161741085295078" table:formula="of:=[.C22]/[.B22]" table:style-name="ce1">
            <text:p>1,616174109</text:p>
          </table:table-cell>
          <table:table-cell office:value-type="float" office:value="5.8096756793894064" table:formula="of:=(([.E22]-[.F22])/[.B22])*100" table:style-name="ce1">
            <text:p>5,809675679</text:p>
          </table:table-cell>
          <table:table-cell office:value-type="float" office:value="15.879653073142316" table:formula="of:=([.F22]/[.B22])*100" table:style-name="ce1">
            <text:p>15,87965307</text:p>
          </table:table-cell>
          <table:table-cell office:value-type="float" office:value="8.8664322829753424" table:formula="of:=(([.D22]-[.E22])/[.B22])*100" table:style-name="ce1">
            <text:p>8,8664322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emsFDTD</text:p>
          </table:table-cell>
          <table:table-cell office:value-type="float" office:value="29248277735" table:style-name="ce1">
            <text:p>29248277735</text:p>
          </table:table-cell>
          <table:table-cell office:value-type="float" office:value="44698731233" table:style-name="ce1">
            <text:p>44698731233</text:p>
          </table:table-cell>
          <table:table-cell office:value-type="float" office:value="10180598355" table:style-name="ce1">
            <text:p>10180598355</text:p>
          </table:table-cell>
          <table:table-cell office:value-type="float" office:value="9484259605" table:style-name="ce1">
            <text:p>9484259605</text:p>
          </table:table-cell>
          <table:table-cell office:value-type="float" office:value="8943468002" table:style-name="ce1">
            <text:p>8943468002</text:p>
            <draw:frame draw:z-index="2" draw:id="id3" draw:style-name="a3" draw:name="Gráfico 10" svg:x="0.16544in" svg:y="0.05637in" svg:width="9.31985in" svg:height="7.2230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1.5282517363239885" table:formula="of:=[.C23]/[.B23]" table:style-name="ce1">
            <text:p>1,528251736</text:p>
          </table:table-cell>
          <table:table-cell office:value-type="float" office:value="1.848969050074565" table:formula="of:=(([.E23]-[.F23])/[.B23])*100" table:style-name="ce1">
            <text:p>1,84896905</text:p>
          </table:table-cell>
          <table:table-cell office:value-type="float" office:value="30.577759425806413" table:formula="of:=([.F23]/[.B23])*100" table:style-name="ce1">
            <text:p>30,57775943</text:p>
          </table:table-cell>
          <table:table-cell office:value-type="float" office:value="2.3807854818293288" table:formula="of:=(([.D23]-[.E23])/[.B23])*100" table:style-name="ce1">
            <text:p>2,3807854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bm</text:p>
          </table:table-cell>
          <table:table-cell office:value-type="float" office:value="33110617565" table:style-name="ce1">
            <text:p>33110617565</text:p>
          </table:table-cell>
          <table:table-cell office:value-type="float" office:value="45775487785" table:style-name="ce1">
            <text:p>45775487785</text:p>
          </table:table-cell>
          <table:table-cell office:value-type="float" office:value="10279083153" table:style-name="ce1">
            <text:p>10279083153</text:p>
          </table:table-cell>
          <table:table-cell office:value-type="float" office:value="2541760285" table:style-name="ce1">
            <text:p>2541760285</text:p>
          </table:table-cell>
          <table:table-cell office:value-type="float" office:value="1326667766" table:style-name="ce1">
            <text:p>1326667766</text:p>
          </table:table-cell>
          <table:table-cell office:value-type="float" office:value="1.3825017819476602" table:formula="of:=[.C24]/[.B24]" table:style-name="ce1">
            <text:p>1,382501782</text:p>
          </table:table-cell>
          <table:table-cell office:value-type="float" office:value="3.6697972081451877" table:formula="of:=(([.E24]-[.F24])/[.B24])*100" table:style-name="ce1">
            <text:p>3,669797208</text:p>
          </table:table-cell>
          <table:table-cell office:value-type="float" office:value="4.0067744535286804" table:formula="of:=([.F24]/[.B24])*100" table:style-name="ce1">
            <text:p>4,006774454</text:p>
          </table:table-cell>
          <table:table-cell office:value-type="float" office:value="23.368101947391146" table:formula="of:=(([.D24]-[.E24])/[.B24])*100" table:style-name="ce1">
            <text:p>23,36810195</text:p>
          </table:table-cell>
          <table:table-cell table:number-columns-repeated="16374"/>
        </table:table-row>
        <table:table-row table:number-rows-repeated="2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Ciclos de parada L2</text:p>
          </table:table-cell>
          <table:table-cell office:value-type="string" table:style-name="ce2">
            <text:p>Ciclos de parada por LLC y memoria</text:p>
          </table:table-cell>
          <table:table-cell office:value-type="string" table:style-name="ce2">
            <text:p>Debidos a otras causas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cf</text:p>
          </table:table-cell>
          <table:table-cell office:value-type="string" table:style-name="ce1">
            <text:p>A</text:p>
          </table:table-cell>
          <table:table-cell office:value-type="float" office:value="4.1772972868709779" table:style-name="ce1">
            <text:p>4,177297287</text:p>
          </table:table-cell>
          <table:table-cell office:value-type="float" office:value="37.12309015422548" table:style-name="ce1">
            <text:p>37,12309015</text:p>
          </table:table-cell>
          <table:table-cell office:value-type="float" office:value="6.9852592491465249" table:style-name="ce1">
            <text:p>6,98525924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4.3451692102236583" table:style-name="ce1">
            <text:p>4,34516921</text:p>
          </table:table-cell>
          <table:table-cell office:value-type="float" office:value="44.008517016217688" table:style-name="ce1">
            <text:p>44,00851702</text:p>
          </table:table-cell>
          <table:table-cell office:value-type="float" office:value="5.4783992205239667" table:style-name="ce1">
            <text:p>5,4783992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jeng</text:p>
          </table:table-cell>
          <table:table-cell office:value-type="string" table:style-name="ce1">
            <text:p>A</text:p>
          </table:table-cell>
          <table:table-cell office:value-type="float" office:value="7.633835749258874" table:style-name="ce1">
            <text:p>7,633835749</text:p>
          </table:table-cell>
          <table:table-cell office:value-type="float" office:value="7.5316843125047024" table:style-name="ce1">
            <text:p>7,531684313</text:p>
          </table:table-cell>
          <table:table-cell office:value-type="float" office:value="11.47683808775902" table:style-name="ce1">
            <text:p>11,4768380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7.7650430355399997" table:style-name="ce1">
            <text:p>7,765043036</text:p>
          </table:table-cell>
          <table:table-cell office:value-type="float" office:value="7.0863212129986062" table:style-name="ce1">
            <text:p>7,086321213</text:p>
          </table:table-cell>
          <table:table-cell office:value-type="float" office:value="11.51055865398272" table:style-name="ce1">
            <text:p>11,5105586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bquantum</text:p>
          </table:table-cell>
          <table:table-cell office:value-type="string" table:style-name="ce1">
            <text:p>A</text:p>
          </table:table-cell>
          <table:table-cell office:value-type="float" office:value="0.96601084366447709" table:style-name="ce1">
            <text:p>0,966010844</text:p>
          </table:table-cell>
          <table:table-cell office:value-type="float" office:value="20.607869878974249" table:style-name="ce1">
            <text:p>20,60786988</text:p>
          </table:table-cell>
          <table:table-cell office:value-type="float" office:value="0.42189934051298367" table:style-name="ce1">
            <text:p>0,42189934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0.24758942361275665" table:style-name="ce1">
            <text:p>0,247589424</text:p>
          </table:table-cell>
          <table:table-cell office:value-type="float" office:value="63.229157720923098" table:style-name="ce1">
            <text:p>63,22915772</text:p>
          </table:table-cell>
          <table:table-cell office:value-type="float" office:value="0.18912524045634996" table:style-name="ce1">
            <text:p>0,1891252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waves</text:p>
          </table:table-cell>
          <table:table-cell office:value-type="string" table:style-name="ce1">
            <text:p>A</text:p>
          </table:table-cell>
          <table:table-cell office:value-type="float" office:value="11.027436743612895" table:style-name="ce1">
            <text:p>11,02743674</text:p>
          </table:table-cell>
          <table:table-cell office:value-type="float" office:value="7.1308370617167327" table:style-name="ce1">
            <text:p>7,130837062</text:p>
          </table:table-cell>
          <table:table-cell office:value-type="float" office:value="8.0190512734884116" table:style-name="ce1">
            <text:p>8,01905127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4.4897108708463085" table:style-name="ce1">
            <text:p>4,489710871</text:p>
          </table:table-cell>
          <table:table-cell office:value-type="float" office:value="40.242601333373528" table:style-name="ce1">
            <text:p>40,24260133</text:p>
          </table:table-cell>
          <table:table-cell office:value-type="float" office:value="4.9287331799248726" table:style-name="ce1">
            <text:p>4,9287331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amess</text:p>
          </table:table-cell>
          <table:table-cell office:value-type="string" table:style-name="ce1">
            <text:p>A</text:p>
          </table:table-cell>
          <table:table-cell office:value-type="float" office:value="3.291834595663703" table:style-name="ce1">
            <text:p>3,291834596</text:p>
          </table:table-cell>
          <table:table-cell office:value-type="float" office:value="0.12569042121126769" table:style-name="ce1">
            <text:p>0,125690421</text:p>
          </table:table-cell>
          <table:table-cell office:value-type="float" office:value="2.1997581083855993" table:style-name="ce1">
            <text:p>2,19975810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3.2992976542468404" table:style-name="ce1">
            <text:p>3,299297654</text:p>
          </table:table-cell>
          <table:table-cell office:value-type="float" office:value="0.16087522279954766" table:style-name="ce1">
            <text:p>0,160875223</text:p>
          </table:table-cell>
          <table:table-cell office:value-type="float" office:value="2.2384351600041343" table:style-name="ce1">
            <text:p>2,2384351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ilc</text:p>
          </table:table-cell>
          <table:table-cell office:value-type="string" table:style-name="ce1">
            <text:p>A</text:p>
          </table:table-cell>
          <table:table-cell office:value-type="float" office:value="1.5482678014528617" table:style-name="ce1">
            <text:p>1,548267801</text:p>
          </table:table-cell>
          <table:table-cell office:value-type="float" office:value="53.078971673790406" table:style-name="ce1">
            <text:p>53,07897167</text:p>
          </table:table-cell>
          <table:table-cell office:value-type="float" office:value="2.7829230347184724" table:style-name="ce1">
            <text:p>2,782923035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1.9686663675832563" table:style-name="ce1">
            <text:p>1,968666368</text:p>
          </table:table-cell>
          <table:table-cell office:value-type="float" office:value="57.156710193517888" table:style-name="ce1">
            <text:p>57,15671019</text:p>
          </table:table-cell>
          <table:table-cell office:value-type="float" office:value="1.9654670986792526" table:style-name="ce1">
            <text:p>1,96546709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eusmp</text:p>
          </table:table-cell>
          <table:table-cell office:value-type="string" table:style-name="ce1">
            <text:p>A</text:p>
          </table:table-cell>
          <table:table-cell office:value-type="float" office:value="12.685900999120921" table:style-name="ce1">
            <text:p>12,685901</text:p>
          </table:table-cell>
          <table:table-cell office:value-type="float" office:value="14.981325217029632" table:style-name="ce1">
            <text:p>14,98132522</text:p>
          </table:table-cell>
          <table:table-cell office:value-type="float" office:value="1.5673330974295394" table:style-name="ce1">
            <text:p>1,567333097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9.6673179529285687" table:style-name="ce1">
            <text:p>9,667317953</text:p>
          </table:table-cell>
          <table:table-cell office:value-type="float" office:value="30.014869648002513" table:style-name="ce1">
            <text:p>30,01486965</text:p>
          </table:table-cell>
          <table:table-cell office:value-type="float" office:value="1.1877844271614231" table:style-name="ce1">
            <text:p>1,18778442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slie3d</text:p>
          </table:table-cell>
          <table:table-cell office:value-type="string" table:style-name="ce1">
            <text:p>A</text:p>
          </table:table-cell>
          <table:table-cell office:value-type="float" office:value="5.8096756793894064" table:style-name="ce1">
            <text:p>5,809675679</text:p>
          </table:table-cell>
          <table:table-cell office:value-type="float" office:value="15.879653073142316" table:style-name="ce1">
            <text:p>15,87965307</text:p>
          </table:table-cell>
          <table:table-cell office:value-type="float" office:value="8.8664322829753424" table:style-name="ce1">
            <text:p>8,86643228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1.9454047605404978" table:style-name="ce1">
            <text:p>1,945404761</text:p>
          </table:table-cell>
          <table:table-cell office:value-type="float" office:value="47.981812368168491" table:style-name="ce1">
            <text:p>47,98181237</text:p>
          </table:table-cell>
          <table:table-cell office:value-type="float" office:value="3.513851693023796" table:style-name="ce1">
            <text:p>3,51385169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msFDTD</text:p>
          </table:table-cell>
          <table:table-cell office:value-type="string" table:style-name="ce1">
            <text:p>A</text:p>
          </table:table-cell>
          <table:table-cell office:value-type="float" office:value="1.848969050074565" table:style-name="ce1">
            <text:p>1,84896905</text:p>
          </table:table-cell>
          <table:table-cell office:value-type="float" office:value="30.577759425806413" table:style-name="ce1">
            <text:p>30,57775943</text:p>
          </table:table-cell>
          <table:table-cell office:value-type="float" office:value="2.3807854818293288" table:style-name="ce1">
            <text:p>2,38078548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0.9763961633796725" table:style-name="ce1">
            <text:p>0,976396163</text:p>
          </table:table-cell>
          <table:table-cell office:value-type="float" office:value="55.740515779960297" table:style-name="ce1">
            <text:p>55,74051578</text:p>
          </table:table-cell>
          <table:table-cell office:value-type="float" office:value="1.557065394053599" table:style-name="ce1">
            <text:p>1,55706539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bm</text:p>
          </table:table-cell>
          <table:table-cell office:value-type="string" table:style-name="ce1">
            <text:p>A</text:p>
          </table:table-cell>
          <table:table-cell office:value-type="float" office:value="3.6697972081451877" table:style-name="ce1">
            <text:p>3,669797208</text:p>
          </table:table-cell>
          <table:table-cell office:value-type="float" office:value="4.0067744535286804" table:style-name="ce1">
            <text:p>4,006774454</text:p>
          </table:table-cell>
          <table:table-cell office:value-type="float" office:value="23.368101947391146" table:style-name="ce1">
            <text:p>23,36810195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</text:p>
          </table:table-cell>
          <table:table-cell office:value-type="float" office:value="2.1125740907633834" table:style-name="ce1">
            <text:p>2,112574091</text:p>
          </table:table-cell>
          <table:table-cell office:value-type="float" office:value="53.356611540803719" table:style-name="ce1">
            <text:p>53,35661154</text:p>
          </table:table-cell>
          <table:table-cell office:value-type="float" office:value="2.6531341430899058" table:style-name="ce1">
            <text:p>2,653134143</text:p>
          </table:table-cell>
          <table:table-cell table:number-columns-repeated="16379"/>
        </table:table-row>
        <table:table-row table:number-rows-repeated="1048509" table:style-name="ro2">
          <table:table-cell table:number-columns-repeated="16384"/>
        </table:table-row>
      </table:table>
      <table:table table:name="Actividad3_prefetchDesactivado" table:style-name="ta1">
        <table:table-column table:style-name="co19" table:default-cell-style-name="ce1"/>
        <table:table-column table:style-name="co23" table:default-cell-style-name="ce1"/>
        <table:table-column table:style-name="co13" table:default-cell-style-name="ce1"/>
        <table:table-column table:style-name="co5" table:default-cell-style-name="ce1"/>
        <table:table-column table:style-name="co24" table:default-cell-style-name="ce1"/>
        <table:table-column table:style-name="co4" table:default-cell-style-name="ce1"/>
        <table:table-column table:style-name="co11" table:number-columns-repeated="16378" table:default-cell-style-name="ce1"/>
        <table:table-row table:style-name="ro2">
          <table:table-cell office:value-type="string" table:style-name="ce1">
            <text:p>Benchmark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mem_load_uops_retired:l1_miss</text:p>
          </table:table-cell>
          <table:table-cell office:value-type="string" table:style-name="ce1">
            <text:p>mem_load_uops_retired:l2_miss</text:p>
          </table:table-cell>
          <table:table-cell office:value-type="string" table:style-name="ce1">
            <text:p>mem_load_uops_retired:l3_mis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cf</text:p>
          </table:table-cell>
          <table:table-cell office:value-type="float" office:value="29096387089" table:style-name="ce1">
            <text:p>29096387089</text:p>
          </table:table-cell>
          <table:table-cell office:value-type="float" office:value="20457021813" table:style-name="ce1">
            <text:p>20457021813</text:p>
          </table:table-cell>
          <table:table-cell office:value-type="float" office:value="494340579" table:style-name="ce1">
            <text:p>494340579</text:p>
          </table:table-cell>
          <table:table-cell office:value-type="float" office:value="376902197" table:style-name="ce1">
            <text:p>376902197</text:p>
          </table:table-cell>
          <table:table-cell office:value-type="float" office:value="91733476" table:style-name="ce1">
            <text:p>9173347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jeng</text:p>
          </table:table-cell>
          <table:table-cell office:value-type="float" office:value="27300882170" table:style-name="ce1">
            <text:p>27300882170</text:p>
          </table:table-cell>
          <table:table-cell office:value-type="float" office:value="41900508343" table:style-name="ce1">
            <text:p>41900508343</text:p>
          </table:table-cell>
          <table:table-cell office:value-type="float" office:value="42181762" table:style-name="ce1">
            <text:p>42181762</text:p>
          </table:table-cell>
          <table:table-cell office:value-type="float" office:value="14129449" table:style-name="ce1">
            <text:p>14129449</text:p>
          </table:table-cell>
          <table:table-cell office:value-type="float" office:value="11194090" table:style-name="ce1">
            <text:p>1119409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bquantum</text:p>
          </table:table-cell>
          <table:table-cell office:value-type="float" office:value="94625481614" table:style-name="ce1">
            <text:p>94625481614</text:p>
          </table:table-cell>
          <table:table-cell office:value-type="float" office:value="71144803547" table:style-name="ce1">
            <text:p>71144803547</text:p>
          </table:table-cell>
          <table:table-cell office:value-type="float" office:value="1020179416" table:style-name="ce1">
            <text:p>1020179416</text:p>
          </table:table-cell>
          <table:table-cell office:value-type="float" office:value="1020101106" table:style-name="ce1">
            <text:p>1020101106</text:p>
          </table:table-cell>
          <table:table-cell office:value-type="float" office:value="902509694" table:style-name="ce1">
            <text:p>90250969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waves</text:p>
          </table:table-cell>
          <table:table-cell office:value-type="float" office:value="52699675633" table:style-name="ce1">
            <text:p>52699675633</text:p>
          </table:table-cell>
          <table:table-cell office:value-type="float" office:value="48240487795" table:style-name="ce1">
            <text:p>48240487795</text:p>
          </table:table-cell>
          <table:table-cell office:value-type="float" office:value="698758451" table:style-name="ce1">
            <text:p>698758451</text:p>
          </table:table-cell>
          <table:table-cell office:value-type="float" office:value="580518540" table:style-name="ce1">
            <text:p>580518540</text:p>
          </table:table-cell>
          <table:table-cell office:value-type="float" office:value="555230871" table:style-name="ce1">
            <text:p>55523087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mess</text:p>
          </table:table-cell>
          <table:table-cell office:value-type="float" office:value="26406835025" table:style-name="ce1">
            <text:p>26406835025</text:p>
          </table:table-cell>
          <table:table-cell office:value-type="float" office:value="60688199035" table:style-name="ce1">
            <text:p>60688199035</text:p>
          </table:table-cell>
          <table:table-cell office:value-type="float" office:value="215337734" table:style-name="ce1">
            <text:p>215337734</text:p>
          </table:table-cell>
          <table:table-cell office:value-type="float" office:value="5303706" table:style-name="ce1">
            <text:p>5303706</text:p>
          </table:table-cell>
          <table:table-cell office:value-type="float" office:value="126936" table:style-name="ce1">
            <text:p>12693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ilc</text:p>
          </table:table-cell>
          <table:table-cell office:value-type="float" office:value="31874337145" table:style-name="ce1">
            <text:p>31874337145</text:p>
          </table:table-cell>
          <table:table-cell office:value-type="float" office:value="29037884536" table:style-name="ce1">
            <text:p>29037884536</text:p>
          </table:table-cell>
          <table:table-cell office:value-type="float" office:value="274886692" table:style-name="ce1">
            <text:p>274886692</text:p>
          </table:table-cell>
          <table:table-cell office:value-type="float" office:value="268207477" table:style-name="ce1">
            <text:p>268207477</text:p>
          </table:table-cell>
          <table:table-cell office:value-type="float" office:value="263552607" table:style-name="ce1">
            <text:p>26355260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zeusmp</text:p>
          </table:table-cell>
          <table:table-cell office:value-type="float" office:value="33605862194" table:style-name="ce1">
            <text:p>33605862194</text:p>
          </table:table-cell>
          <table:table-cell office:value-type="float" office:value="38881820688" table:style-name="ce1">
            <text:p>38881820688</text:p>
          </table:table-cell>
          <table:table-cell office:value-type="float" office:value="442578975" table:style-name="ce1">
            <text:p>442578975</text:p>
          </table:table-cell>
          <table:table-cell office:value-type="float" office:value="152441676" table:style-name="ce1">
            <text:p>152441676</text:p>
          </table:table-cell>
          <table:table-cell office:value-type="float" office:value="120679427" table:style-name="ce1">
            <text:p>12067942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slie3d</text:p>
          </table:table-cell>
          <table:table-cell office:value-type="float" office:value="51732128126" table:style-name="ce1">
            <text:p>51732128126</text:p>
          </table:table-cell>
          <table:table-cell office:value-type="float" office:value="50184280574" table:style-name="ce1">
            <text:p>50184280574</text:p>
          </table:table-cell>
          <table:table-cell office:value-type="float" office:value="679700545" table:style-name="ce1">
            <text:p>679700545</text:p>
          </table:table-cell>
          <table:table-cell office:value-type="float" office:value="497827661" table:style-name="ce1">
            <text:p>497827661</text:p>
          </table:table-cell>
          <table:table-cell office:value-type="float" office:value="362712430" table:style-name="ce1">
            <text:p>36271243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msFDTD</text:p>
          </table:table-cell>
          <table:table-cell office:value-type="float" office:value="53580801173" table:style-name="ce1">
            <text:p>53580801173</text:p>
          </table:table-cell>
          <table:table-cell office:value-type="float" office:value="44652724606" table:style-name="ce1">
            <text:p>44652724606</text:p>
          </table:table-cell>
          <table:table-cell office:value-type="float" office:value="598524789" table:style-name="ce1">
            <text:p>598524789</text:p>
          </table:table-cell>
          <table:table-cell office:value-type="float" office:value="472477432" table:style-name="ce1">
            <text:p>472477432</text:p>
          </table:table-cell>
          <table:table-cell office:value-type="float" office:value="291108520" table:style-name="ce1">
            <text:p>2911085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bm</text:p>
          </table:table-cell>
          <table:table-cell office:value-type="float" office:value="56264907085" table:style-name="ce1">
            <text:p>56264907085</text:p>
          </table:table-cell>
          <table:table-cell office:value-type="float" office:value="45644971394" table:style-name="ce1">
            <text:p>45644971394</text:p>
          </table:table-cell>
          <table:table-cell office:value-type="float" office:value="273078471" table:style-name="ce1">
            <text:p>273078471</text:p>
          </table:table-cell>
          <table:table-cell office:value-type="float" office:value="272916258" table:style-name="ce1">
            <text:p>272916258</text:p>
          </table:table-cell>
          <table:table-cell office:value-type="float" office:value="270320927" table:style-name="ce1">
            <text:p>270320927</text:p>
          </table:table-cell>
          <table:table-cell table:number-columns-repeated="16378"/>
        </table:table-row>
        <table:table-row table:number-rows-repeated="1048565" table:style-name="ro2">
          <table:table-cell table:number-columns-repeated="16384"/>
        </table:table-row>
      </table:table>
      <table:table table:name="Actividad3_prefetchActivado" table:style-name="ta1">
        <table:table-column table:style-name="co1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78" table:default-cell-style-name="ce1"/>
        <table:table-row table:style-name="ro2">
          <table:table-cell office:value-type="string" table:style-name="ce1">
            <text:p>Benchmark</text:p>
          </table:table-cell>
          <table:table-cell office:value-type="string" table:style-name="ce1">
            <text:p>Cycles</text:p>
          </table:table-cell>
          <table:table-cell office:value-type="string" table:style-name="ce1">
            <text:p>Instructions</text:p>
          </table:table-cell>
          <table:table-cell office:value-type="string" table:style-name="ce1">
            <text:p>mem_load_uops_retired:l1_miss</text:p>
          </table:table-cell>
          <table:table-cell office:value-type="string" table:style-name="ce1">
            <text:p>mem_load_uops_retired:l2_miss</text:p>
          </table:table-cell>
          <table:table-cell office:value-type="string" table:style-name="ce1">
            <text:p>mem_load_uops_retired:l3_mis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cf</text:p>
          </table:table-cell>
          <table:table-cell office:value-type="float" office:value="23728887188" table:style-name="ce1">
            <text:p>23728887188</text:p>
          </table:table-cell>
          <table:table-cell office:value-type="float" office:value="20482494335" table:style-name="ce1">
            <text:p>20482494335</text:p>
          </table:table-cell>
          <table:table-cell office:value-type="float" office:value="367843709" table:style-name="ce1">
            <text:p>367843709</text:p>
          </table:table-cell>
          <table:table-cell office:value-type="float" office:value="210444450" table:style-name="ce1">
            <text:p>210444450</text:p>
          </table:table-cell>
          <table:table-cell office:value-type="float" office:value="65281377" table:style-name="ce1">
            <text:p>6528137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jeng</text:p>
          </table:table-cell>
          <table:table-cell office:value-type="float" office:value="27297149887" table:style-name="ce1">
            <text:p>27297149887</text:p>
          </table:table-cell>
          <table:table-cell office:value-type="float" office:value="41786758067" table:style-name="ce1">
            <text:p>41786758067</text:p>
          </table:table-cell>
          <table:table-cell office:value-type="float" office:value="46786590" table:style-name="ce1">
            <text:p>46786590</text:p>
          </table:table-cell>
          <table:table-cell office:value-type="float" office:value="14041885" table:style-name="ce1">
            <text:p>14041885</text:p>
          </table:table-cell>
          <table:table-cell office:value-type="float" office:value="11105002" table:style-name="ce1">
            <text:p>1110500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ibquantum</text:p>
          </table:table-cell>
          <table:table-cell office:value-type="float" office:value="32676779628" table:style-name="ce1">
            <text:p>32676779628</text:p>
          </table:table-cell>
          <table:table-cell office:value-type="float" office:value="71177601786" table:style-name="ce1">
            <text:p>71177601786</text:p>
          </table:table-cell>
          <table:table-cell office:value-type="float" office:value="69965928" table:style-name="ce1">
            <text:p>69965928</text:p>
          </table:table-cell>
          <table:table-cell office:value-type="float" office:value="48334354" table:style-name="ce1">
            <text:p>48334354</text:p>
          </table:table-cell>
          <table:table-cell office:value-type="float" office:value="30722030" table:style-name="ce1">
            <text:p>3072203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waves</text:p>
          </table:table-cell>
          <table:table-cell office:value-type="float" office:value="32416140321" table:style-name="ce1">
            <text:p>32416140321</text:p>
          </table:table-cell>
          <table:table-cell office:value-type="float" office:value="48425078174" table:style-name="ce1">
            <text:p>48425078174</text:p>
          </table:table-cell>
          <table:table-cell office:value-type="float" office:value="162785735" table:style-name="ce1">
            <text:p>162785735</text:p>
          </table:table-cell>
          <table:table-cell office:value-type="float" office:value="15789710" table:style-name="ce1">
            <text:p>15789710</text:p>
          </table:table-cell>
          <table:table-cell office:value-type="float" office:value="8289164" table:style-name="ce1">
            <text:p>828916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mess</text:p>
          </table:table-cell>
          <table:table-cell office:value-type="float" office:value="26449015823" table:style-name="ce1">
            <text:p>26449015823</text:p>
          </table:table-cell>
          <table:table-cell office:value-type="float" office:value="60907445081" table:style-name="ce1">
            <text:p>60907445081</text:p>
          </table:table-cell>
          <table:table-cell office:value-type="float" office:value="192099102" table:style-name="ce1">
            <text:p>192099102</text:p>
          </table:table-cell>
          <table:table-cell office:value-type="float" office:value="2747452" table:style-name="ce1">
            <text:p>2747452</text:p>
          </table:table-cell>
          <table:table-cell office:value-type="float" office:value="24737" table:style-name="ce1">
            <text:p>2473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ilc</text:p>
          </table:table-cell>
          <table:table-cell office:value-type="float" office:value="26879378696" table:style-name="ce1">
            <text:p>26879378696</text:p>
          </table:table-cell>
          <table:table-cell office:value-type="float" office:value="29053699075" table:style-name="ce1">
            <text:p>29053699075</text:p>
          </table:table-cell>
          <table:table-cell office:value-type="float" office:value="179303267" table:style-name="ce1">
            <text:p>179303267</text:p>
          </table:table-cell>
          <table:table-cell office:value-type="float" office:value="156725205" table:style-name="ce1">
            <text:p>156725205</text:p>
          </table:table-cell>
          <table:table-cell office:value-type="float" office:value="145949478" table:style-name="ce1">
            <text:p>14594947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zeusmp</text:p>
          </table:table-cell>
          <table:table-cell office:value-type="float" office:value="26883293878" table:style-name="ce1">
            <text:p>26883293878</text:p>
          </table:table-cell>
          <table:table-cell office:value-type="float" office:value="39267225838" table:style-name="ce1">
            <text:p>39267225838</text:p>
          </table:table-cell>
          <table:table-cell office:value-type="float" office:value="256936619" table:style-name="ce1">
            <text:p>256936619</text:p>
          </table:table-cell>
          <table:table-cell office:value-type="float" office:value="49453423" table:style-name="ce1">
            <text:p>49453423</text:p>
          </table:table-cell>
          <table:table-cell office:value-type="float" office:value="34571812" table:style-name="ce1">
            <text:p>3457181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slie3d</text:p>
          </table:table-cell>
          <table:table-cell office:value-type="float" office:value="29092310886" table:style-name="ce1">
            <text:p>29092310886</text:p>
          </table:table-cell>
          <table:table-cell office:value-type="float" office:value="50025389797" table:style-name="ce1">
            <text:p>50025389797</text:p>
          </table:table-cell>
          <table:table-cell office:value-type="float" office:value="219466323" table:style-name="ce1">
            <text:p>219466323</text:p>
          </table:table-cell>
          <table:table-cell office:value-type="float" office:value="31229532" table:style-name="ce1">
            <text:p>31229532</text:p>
          </table:table-cell>
          <table:table-cell office:value-type="float" office:value="10767251" table:style-name="ce1">
            <text:p>1076725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msFDTD</text:p>
          </table:table-cell>
          <table:table-cell office:value-type="float" office:value="29307298136" table:style-name="ce1">
            <text:p>29307298136</text:p>
          </table:table-cell>
          <table:table-cell office:value-type="float" office:value="44847870981" table:style-name="ce1">
            <text:p>44847870981</text:p>
          </table:table-cell>
          <table:table-cell office:value-type="float" office:value="267456504" table:style-name="ce1">
            <text:p>267456504</text:p>
          </table:table-cell>
          <table:table-cell office:value-type="float" office:value="154292137" table:style-name="ce1">
            <text:p>154292137</text:p>
          </table:table-cell>
          <table:table-cell office:value-type="float" office:value="65095569" table:style-name="ce1">
            <text:p>6509556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bm</text:p>
          </table:table-cell>
          <table:table-cell office:value-type="float" office:value="33145959461" table:style-name="ce1">
            <text:p>33145959461</text:p>
          </table:table-cell>
          <table:table-cell office:value-type="float" office:value="45640253393" table:style-name="ce1">
            <text:p>45640253393</text:p>
          </table:table-cell>
          <table:table-cell office:value-type="float" office:value="72666480" table:style-name="ce1">
            <text:p>72666480</text:p>
          </table:table-cell>
          <table:table-cell office:value-type="float" office:value="15403367" table:style-name="ce1">
            <text:p>15403367</text:p>
          </table:table-cell>
          <table:table-cell office:value-type="float" office:value="1682918" table:style-name="ce1">
            <text:p>1682918</text:p>
          </table:table-cell>
          <table:table-cell table:number-columns-repeated="16378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Manel Lurbe Sempere</dc:creator>
    <meta:creation-date>2018-03-16T10:09:59Z</meta:creation-date>
    <dc:date>2018-03-22T18:59:18Z</dc:date>
    <meta:editing-cycles>19</meta:editing-cycles>
    <meta:editing-duration>PT38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IPC de los benchmarks estudiados</text:p>
        </chart:title>
        <chart:plot-area svg:x="18.67913385826771pt" svg:y="27.23795275590551pt" svg:width="375.6237795275591pt" svg:height="213.8218897637795pt" chart:style-name="Plt0">
          <chart:axis chart:dimension="y" chart:name="primary-y" chart:style-name="Axs0">
            <chart:title chart:style-name="AT00">
              <text:p text:style-name="a1" text:class-names="" text:cond-style-name="">IP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enchmarks</text:p>
            </chart:title>
            <chart:categories table:cell-range-address="Actividad1_prefetchActivo.$A$2:.$A$11"/>
          </chart:axis>
          <chart:series chart:label-cell-address="Actividad1_prefetchActivo.$G$1" chart:values-cell-range-address="Actividad1_prefetchActivo.$G$2:.$G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76.5pt" svg:width="648.4712598425197pt" chart:style-name="Crt0">
        <chart:title svg:x="216.3106299212598pt" svg:y="7.0pt" chart:style-name="CT00">
          <text:p text:style-name="a0" text:class-names="" text:cond-style-name="">Ciclos de parada de los benchmarks estudiados</text:p>
        </chart:title>
        <chart:legend svg:x="474.916062992126pt" svg:y="37.53291338582677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% Ciclos de parada sobre ciclos de total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enchmarks</text:p>
            </chart:title>
            <chart:categories table:cell-range-address="Actividad1_prefetchActivo.$A$2:.$A$11"/>
          </chart:axis>
          <chart:series chart:label-cell-address="Actividad1_prefetchActivo.$I$1" chart:values-cell-range-address="Actividad1_prefetchActivo.$I$2:.$I$11" chart:class="chart:bar" chart:attached-axis="primary-y" chart:style-name="G0S0">
            <chart:data-point chart:repeated="10"/>
          </chart:series>
          <chart:series chart:label-cell-address="Actividad1_prefetchActivo.$H$1" chart:values-cell-range-address="Actividad1_prefetchActivo.$H$2:.$H$11" chart:class="chart:bar" chart:attached-axis="primary-y" chart:style-name="G0S1">
            <chart:data-point chart:repeated="10"/>
          </chart:series>
          <chart:series chart:label-cell-address="Actividad1_prefetchActivo.$J$1" chart:values-cell-range-address="Actividad1_prefetchActivo.$J$2:.$J$11" chart:class="chart:bar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59842519685pt" svg:width="453.3165354330708pt" chart:style-name="Crt0">
        <chart:title chart:style-name="CT00">
          <text:p text:style-name="a0" text:class-names="" text:cond-style-name="">IPC para los benchmarks estudiados con la prebúsqueda activada y desactivad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P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enchmarks</text:p>
            </chart:title>
            <chart:categories table:cell-range-address="Actividad2_prefetchDesactivado.$A$2:.$A$11"/>
          </chart:axis>
          <chart:series chart:label-cell-address="Actividad2_prefetchDesactivado.$G$14" chart:values-cell-range-address="Actividad2_prefetchDesactivado.$G$15:.$G$24" chart:class="chart:bar" chart:attached-axis="primary-y" chart:style-name="G0S0">
            <chart:data-point chart:repeated="10"/>
          </chart:series>
          <chart:series chart:label-cell-address="Actividad2_prefetchDesactivado.$G$1" chart:values-cell-range-address="Actividad2_prefetchDesactivado.$G$2:.$G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520.0588188976378pt" svg:width="671.0294488188976pt" chart:style-name="Crt0">
        <chart:title svg:x="94.0pt" svg:y="14.0pt" chart:style-name="CT00">
          <text:p text:style-name="a0" text:class-names="" text:cond-style-name="">Ciclos de parada para los benchmarks estudiados con la prebúsqueda activada y desactivad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enchmarks A-&gt;Activado D-&gt;Desactivado</text:p>
            </chart:title>
            <chart:categories table:cell-range-address="Actividad2_prefetchDesactivado.$A$48:.$B$67"/>
          </chart:axis>
          <chart:axis chart:dimension="y" chart:name="primary-y" chart:style-name="Axs1">
            <chart:title chart:style-name="AT01">
              <text:p text:style-name="a2" text:class-names="" text:cond-style-name="">%Ciclos de parada sobre ciclos totales</text:p>
            </chart:title>
            <chart:grid chart:class="major" chart:style-name="GMa1"/>
          </chart:axis>
          <chart:series chart:label-cell-address="Actividad2_prefetchDesactivado.$C$47" chart:values-cell-range-address="Actividad2_prefetchDesactivado.$C$48:.$C$67" chart:class="chart:bar" chart:attached-axis="primary-y" chart:style-name="G0S0">
            <chart:data-point chart:repeated="20"/>
          </chart:series>
          <chart:series chart:label-cell-address="Actividad2_prefetchDesactivado.$D$47" chart:values-cell-range-address="Actividad2_prefetchDesactivado.$D$48:.$D$67" chart:class="chart:bar" chart:attached-axis="primary-y" chart:style-name="G0S1">
            <chart:data-point chart:repeated="20"/>
          </chart:series>
          <chart:series chart:label-cell-address="Actividad2_prefetchDesactivado.$E$47" chart:values-cell-range-address="Actividad2_prefetchDesactivado.$E$48:.$E$67" chart:class="chart:bar" chart:attached-axis="primary-y" chart:style-name="G0S2">
            <chart:data-point chart:repeated="2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